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egoe UI" svg:font-family="'Segoe UI', SegoeUI, 'Helvetica Neue', Helvetica, Arial, sans-serif"/>
  </office:font-face-decls>
  <office:automatic-styles>
    <style:style style:name="P1" style:family="paragraph" style:parent-style-name="Standard">
      <style:text-properties fo:font-size="13pt" officeooo:rsid="00150c45" officeooo:paragraph-rsid="00150c45" style:font-size-asian="11.3500003814697pt" style:font-size-complex="13pt"/>
    </style:style>
    <style:style style:name="P2" style:family="paragraph" style:parent-style-name="Standard">
      <style:text-properties officeooo:paragraph-rsid="00150c45"/>
    </style:style>
    <style:style style:name="P3" style:family="paragraph" style:parent-style-name="Standard">
      <style:text-properties officeooo:rsid="00150c45" officeooo:paragraph-rsid="00150c45"/>
    </style:style>
    <style:style style:name="T1" style:family="text">
      <style:text-properties officeooo:rsid="00150c45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50c45" style:font-size-asian="18pt" style:font-size-complex="18pt"/>
    </style:style>
    <style:style style:name="T4" style:family="text">
      <style:text-properties fo:font-variant="normal" fo:text-transform="none" fo:color="#161616" loext:opacity="100%" style:font-name="Segoe UI" fo:font-size="12pt" fo:letter-spacing="normal" fo:font-style="normal" fo:font-weight="normal"/>
    </style:style>
    <style:style style:name="T5" style:family="text">
      <style:text-properties fo:font-variant="normal" fo:text-transform="none" fo:color="#161616" loext:opacity="100%" style:font-name="Segoe UI" fo:font-size="12pt" fo:letter-spacing="normal" fo:font-style="normal" fo:font-weight="normal" officeooo:rsid="00150c45"/>
    </style:style>
    <style:style style:name="T6" style:family="text">
      <style:text-properties fo:font-variant="normal" fo:text-transform="none" fo:color="#161616" loext:opacity="100%" fo:letter-spacing="normal"/>
    </style:style>
    <style:style style:name="T7" style:family="text">
      <style:text-properties fo:font-variant="normal" fo:text-transform="none" fo:color="#c9211e" loext:opacity="100%" style:font-name="Segoe UI" fo:font-size="12pt" fo:letter-spacing="normal" fo:font-style="normal" fo:font-weight="normal"/>
    </style:style>
    <style:style style:name="T8" style:family="text">
      <style:text-properties fo:font-size="13pt" officeooo:rsid="00150c45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2"><text:s text:c="3"/></text:span><text:span text:style-name="T3">ASSIGNMENT 3</text:span></text:p>
      <text:p text:style-name="Standard"><text:span text:style-name="T3"/></text:p>
      <text:p text:style-name="Standard"><text:span text:style-name="T3"/></text:p>
      <text:p text:style-name="P1">Q1. Does ANSI recognize the data type DATE? </text:p>
      <text:p text:style-name="P2"><text:span text:style-name="T8">Ans. </text:span><text:span text:style-name="Strong_20_Emphasis"><text:span text:style-name="T4">Date </text:span></text:span><text:span text:style-name="T4">complies with the ANSI SQL standard. </text:span><text:span text:style-name="T5">it is YYYY-MM-DD.</text:span></text:p>
      <text:p text:style-name="P2"><text:span text:style-name="T5"/></text:p>
      <text:p text:style-name="P3"><text:span text:style-name="T4">Q2.Which sub division of SQL is used to insert values in table ?</text:span></text:p>
      <text:p text:style-name="P2"><text:span text:style-name="T5">Ans. </text:span><text:span text:style-name="T4">The SQL</text:span><text:span text:style-name="T7"> INSERT INTO </text:span><text:span text:style-name="T4">statement is used to add new tuples into a table, for a database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5:13:02.740250115</meta:creation-date>
    <dc:date>2023-09-10T05:23:49.749168699</dc:date>
    <meta:editing-duration>PT10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2" meta:character-count="328" meta:non-whitespace-character-count="226"/>
  </office:meta>
</office:document-meta>
</file>